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1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1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Linienende_20_1" draw:marker-end-width="0.3cm" draw:fill="none" draw:textarea-vertical-align="middle"/>
    </style:style>
    <style:style style:name="gr9" style:family="graphic" style:parent-style-name="objectwithoutfill">
      <style:graphic-properties draw:marker-end="Linienende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2" fo:font-size="14pt" style:font-name-asian="DejaVu Sans2" style:font-size-asian="14pt" style:font-name-complex="DejaVu 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029cm" svg:height="1cm" svg:x="0.971cm" svg:y="1.4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91cm" svg:height="1cm" svg:x="3.109cm" svg:y="1.4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cm" svg:height="0.9cm" svg:x="5cm" svg:y="0.7cm">
          <text:p text:style-name="P1"><text:span text:style-name="T1">q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5cm" svg:y="2.3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7.4cm" svg:y="0.7cm">
          <text:p text:style-name="P1"><text:span text:style-name="T1">q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.2cm" svg:y="0.7cm">
          <text:p text:style-name="P1"><text:span text:style-name="T1">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cm" svg:height="0.9cm" svg:x="11.1cm" svg:y="0.7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cm" svg:height="0.9cm" svg:x="7.3cm" svg:y="2.3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cm" svg:height="0.9cm" svg:x="9.2cm" svg:y="2.3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cm" svg:y="2.3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cm" svg:y1="1.9cm" svg:x2="3.109cm" svg:y2="1.9cm" draw:start-shape="id1" draw:start-glue-point="10" draw:end-shape="id2" draw:end-glue-point="6" svg:d="m2000 1900h1109" svg:viewBox="0 0 1110 1">
          <text:p/>
        </draw:connector>
        <draw:connector draw:style-name="gr2" draw:text-style-name="P1" draw:layer="layout" svg:x1="5.9cm" svg:y1="1.15cm" svg:x2="7.4cm" svg:y2="1.15cm" svg:d="m5900 1150h1500" svg:viewBox="0 0 1501 1">
          <text:p/>
        </draw:connector>
        <draw:connector draw:style-name="gr2" draw:text-style-name="P1" draw:layer="layout" svg:x1="8.3cm" svg:y1="1.15cm" svg:x2="9.2cm" svg:y2="1.15cm" svg:d="m8300 1150h900" svg:viewBox="0 0 901 1">
          <text:p/>
        </draw:connector>
        <draw:connector draw:style-name="gr2" draw:text-style-name="P1" draw:layer="layout" svg:x1="10.1cm" svg:y1="1.15cm" svg:x2="11.1cm" svg:y2="1.15cm" svg:d="m10100 1150h1000" svg:viewBox="0 0 1001 1">
          <text:p/>
        </draw:connector>
        <draw:connector draw:style-name="gr2" draw:text-style-name="P1" draw:layer="layout" svg:x1="5.9cm" svg:y1="2.75cm" svg:x2="7.3cm" svg:y2="2.75cm" draw:start-shape="id3" draw:start-glue-point="10" draw:end-shape="id4" draw:end-glue-point="6" svg:d="m5900 2750h1400" svg:viewBox="0 0 1401 1">
          <text:p/>
        </draw:connector>
        <draw:connector draw:style-name="gr2" draw:text-style-name="P1" draw:layer="layout" svg:x1="8.2cm" svg:y1="2.75cm" svg:x2="9.2cm" svg:y2="2.75cm" draw:start-shape="id4" draw:start-glue-point="10" draw:end-shape="id5" draw:end-glue-point="6" svg:d="m8200 2750h1000" svg:viewBox="0 0 1001 1">
          <text:p/>
        </draw:connector>
        <draw:frame draw:style-name="gr3" draw:text-style-name="P3" draw:layer="layout" svg:width="0.769cm" svg:height="0.831cm" svg:x="1.9cm" svg:y="1.3cm">
          <draw:text-box>
            <text:p><text:span text:style-name="T2">ε</text:span></text:p>
          </draw:text-box>
        </draw:frame>
        <draw:frame draw:style-name="gr4" draw:text-style-name="P3" draw:layer="layout" svg:width="1.497cm" svg:height="0.831cm" svg:x="3.3cm" svg:y="0.569cm">
          <draw:text-box>
            <text:p><text:span text:style-name="T2">b+ε</text:span></text:p>
          </draw:text-box>
        </draw:frame>
        <draw:frame draw:style-name="gr5" draw:text-style-name="P3" draw:layer="layout" svg:width="1.497cm" svg:height="0.831cm" svg:x="5.701cm" svg:y="0.57cm">
          <draw:text-box>
            <text:p><text:span text:style-name="T2">b+ε</text:span></text:p>
          </draw:text-box>
        </draw:frame>
        <draw:frame draw:style-name="gr5" draw:text-style-name="P3" draw:layer="layout" svg:width="0.807cm" svg:height="0.831cm" svg:x="8.101cm" svg:y="0.57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9.901cm" svg:y="0.57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3.701cm" svg:y="2.47cm">
          <draw:text-box>
            <text:p><text:span text:style-name="T2">a</text:span></text:p>
          </draw:text-box>
        </draw:frame>
        <draw:frame draw:style-name="gr5" draw:text-style-name="P3" draw:layer="layout" svg:width="1.488cm" svg:height="0.831cm" svg:x="5.801cm" svg:y="2.07cm">
          <draw:text-box>
            <text:p><text:span text:style-name="T2">a+ε</text:span></text:p>
          </draw:text-box>
        </draw:frame>
        <draw:frame draw:style-name="gr5" draw:text-style-name="P3" draw:layer="layout" svg:width="0.807cm" svg:height="0.831cm" svg:x="8.101cm" svg:y="2.07cm">
          <draw:text-box>
            <text:p><text:span text:style-name="T2">a</text:span></text:p>
          </draw:text-box>
        </draw:frame>
        <draw:frame draw:style-name="gr5" draw:text-style-name="P3" draw:layer="layout" svg:width="0.769cm" svg:height="0.831cm" svg:x="10.001cm" svg:y="2.07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" svg:x1="11.231cm" svg:y1="0.831cm" svg:x2="12cm" svg:y2="1.15cm" svg:d="m11231 831c0-591 491-492 763-265s324 584 6 584" svg:viewBox="0 0 989 762">
          <text:p/>
        </draw:connector>
        <draw:frame draw:style-name="gr6" draw:text-style-name="P3" draw:layer="layout" svg:width="0.815cm" svg:height="0.831cm" svg:x="11.701cm" svg:y="-0.1cm">
          <draw:text-box>
            <text:p><text:span text:style-name="T2">b</text:span></text:p>
          </draw:text-box>
        </draw:frame>
        <draw:connector draw:style-name="gr2" draw:text-style-name="P1" draw:layer="layout" draw:type="curve" svg:x1="3.605cm" svg:y1="1.4cm" svg:x2="5cm" svg:y2="1.15cm" draw:start-shape="id2" draw:start-glue-point="4" draw:end-shape="id6" draw:end-glue-point="6" svg:d="m3605 1400c0-167 465-250 1395-250" svg:viewBox="0 0 1396 251">
          <text:p/>
        </draw:connector>
        <draw:connector draw:style-name="gr2" draw:text-style-name="P1" draw:layer="layout" draw:type="curve" svg:x1="3.605cm" svg:y1="2.4cm" svg:x2="5cm" svg:y2="2.75cm" draw:start-shape="id2" draw:start-glue-point="8" draw:end-shape="id3" draw:end-glue-point="6" svg:d="m3605 2400c0 234 465 350 1395 350" svg:viewBox="0 0 1396 351">
          <text:p/>
        </draw:connector>
        <draw:custom-shape draw:style-name="gr7" draw:text-style-name="P2" xml:id="id8" draw:id="id8" draw:layer="layout" svg:width="1.1cm" svg:height="1.1cm" svg:x="11cm" svg:y="2.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5cm" svg:y1="1.6cm" svg:x2="11.55cm" svg:y2="2.2cm" draw:start-shape="id7" draw:start-glue-point="8" draw:end-shape="id8" draw:end-glue-point="4" svg:d="m11550 1600v600" svg:viewBox="0 0 1 601">
          <text:p/>
        </draw:connector>
        <draw:connector draw:style-name="gr2" draw:text-style-name="P1" draw:layer="layout" svg:x1="10.1cm" svg:y1="2.75cm" svg:x2="11cm" svg:y2="2.75cm" draw:start-shape="id5" draw:start-glue-point="10" draw:end-shape="id8" draw:end-glue-point="6" svg:d="m10100 2750h900" svg:viewBox="0 0 901 1">
          <text:p/>
        </draw:connector>
        <draw:frame draw:style-name="gr5" draw:text-style-name="P3" draw:layer="layout" svg:width="0.769cm" svg:height="0.831cm" svg:x="11.402cm" svg:y="1.371cm">
          <draw:text-box>
            <text:p><text:span text:style-name="T2">ε</text:span></text:p>
          </draw:text-box>
        </draw:frame>
        <draw:connector draw:style-name="gr2" draw:text-style-name="P1" draw:layer="layout" svg:x1="0.072cm" svg:y1="1.903cm" svg:x2="0.971cm" svg:y2="1.9cm" draw:end-shape="id1" draw:end-glue-point="6" svg:d="m72 1903h199v-3h700" svg:viewBox="0 0 900 4">
          <text:p/>
        </draw:connector>
        <draw:custom-shape draw:style-name="gr1" draw:text-style-name="P2" xml:id="id9" draw:id="id9" draw:layer="layout" svg:width="1.029cm" svg:height="1cm" svg:x="0.971cm" svg:y="4.7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991cm" svg:height="1cm" svg:x="3.109cm" svg:y="4.7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9cm" svg:height="0.9cm" svg:x="5cm" svg:y="5.601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9cm" svg:height="0.9cm" svg:x="7.4cm" svg:y="4.001cm">
          <text:p text:style-name="P1"><text:span text:style-name="T1">q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9.2cm" svg:y="4.001cm">
          <text:p text:style-name="P1"><text:span text:style-name="T1">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9cm" svg:height="0.9cm" svg:x="11.1cm" svg:y="4.0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9cm" svg:height="0.9cm" svg:x="7.3cm" svg:y="5.601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9cm" svg:height="0.9cm" svg:x="9.2cm" svg:y="5.601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cm" svg:y="5.6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cm" svg:y1="5.201cm" svg:x2="3.109cm" svg:y2="5.201cm" draw:start-shape="id9" draw:start-glue-point="10" draw:end-shape="id10" draw:end-glue-point="6" svg:d="m2000 5201h1109" svg:viewBox="0 0 1110 1">
          <text:p/>
        </draw:connector>
        <draw:connector draw:style-name="gr2" draw:text-style-name="P1" draw:layer="layout" svg:x1="8.3cm" svg:y1="4.451cm" svg:x2="9.2cm" svg:y2="4.451cm" svg:d="m8300 4451h900" svg:viewBox="0 0 901 1">
          <text:p/>
        </draw:connector>
        <draw:connector draw:style-name="gr2" draw:text-style-name="P1" draw:layer="layout" svg:x1="10.1cm" svg:y1="4.451cm" svg:x2="11.1cm" svg:y2="4.451cm" svg:d="m10100 4451h1000" svg:viewBox="0 0 1001 1">
          <text:p/>
        </draw:connector>
        <draw:connector draw:style-name="gr2" draw:text-style-name="P1" draw:layer="layout" svg:x1="5.9cm" svg:y1="6.051cm" svg:x2="7.3cm" svg:y2="6.051cm" draw:start-shape="id11" draw:start-glue-point="10" draw:end-shape="id12" draw:end-glue-point="6" svg:d="m5900 6051h1400" svg:viewBox="0 0 1401 1">
          <text:p/>
        </draw:connector>
        <draw:connector draw:style-name="gr2" draw:text-style-name="P1" draw:layer="layout" svg:x1="8.2cm" svg:y1="6.051cm" svg:x2="9.2cm" svg:y2="6.051cm" draw:start-shape="id12" draw:start-glue-point="10" draw:end-shape="id13" draw:end-glue-point="6" svg:d="m8200 6051h1000" svg:viewBox="0 0 1001 1">
          <text:p/>
        </draw:connector>
        <draw:frame draw:style-name="gr3" draw:text-style-name="P3" draw:layer="layout" svg:width="0.769cm" svg:height="0.831cm" svg:x="1.9cm" svg:y="4.601cm">
          <draw:text-box>
            <text:p><text:span text:style-name="T2">ε</text:span></text:p>
          </draw:text-box>
        </draw:frame>
        <draw:frame draw:style-name="gr5" draw:text-style-name="P3" draw:layer="layout" svg:width="3.271cm" svg:height="0.831cm" svg:x="3.9cm" svg:y="3.87cm">
          <draw:text-box>
            <text:p><text:span text:style-name="T2">(b+ε)(b+ε)</text:span></text:p>
          </draw:text-box>
        </draw:frame>
        <draw:frame draw:style-name="gr5" draw:text-style-name="P3" draw:layer="layout" svg:width="0.807cm" svg:height="0.831cm" svg:x="8.101cm" svg:y="3.871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9.901cm" svg:y="3.871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3.701cm" svg:y="5.771cm">
          <draw:text-box>
            <text:p><text:span text:style-name="T2">a</text:span></text:p>
          </draw:text-box>
        </draw:frame>
        <draw:frame draw:style-name="gr5" draw:text-style-name="P3" draw:layer="layout" svg:width="1.488cm" svg:height="0.831cm" svg:x="5.601cm" svg:y="5.371cm">
          <draw:text-box>
            <text:p><text:span text:style-name="T2">a+ε</text:span></text:p>
          </draw:text-box>
        </draw:frame>
        <draw:frame draw:style-name="gr5" draw:text-style-name="P3" draw:layer="layout" svg:width="0.807cm" svg:height="0.831cm" svg:x="8.101cm" svg:y="5.371cm">
          <draw:text-box>
            <text:p><text:span text:style-name="T2">a</text:span></text:p>
          </draw:text-box>
        </draw:frame>
        <draw:frame draw:style-name="gr5" draw:text-style-name="P3" draw:layer="layout" svg:width="0.769cm" svg:height="0.831cm" svg:x="10.001cm" svg:y="5.371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 -0.29cm" svg:x1="11.231cm" svg:y1="4.132cm" svg:x2="12cm" svg:y2="4.451cm" svg:d="m11231 4132c0-591 491-492 763-265s324 584 6 584" svg:viewBox="0 0 989 762">
          <text:p/>
        </draw:connector>
        <draw:frame draw:style-name="gr6" draw:text-style-name="P3" draw:layer="layout" svg:width="0.815cm" svg:height="0.831cm" svg:x="11.701cm" svg:y="3.201cm">
          <draw:text-box>
            <text:p><text:span text:style-name="T2">b</text:span></text:p>
          </draw:text-box>
        </draw:frame>
        <draw:connector draw:style-name="gr2" draw:text-style-name="P1" draw:layer="layout" draw:type="curve" draw:line-skew="0.342cm" svg:x1="3.605cm" svg:y1="4.701cm" svg:x2="7.4cm" svg:y2="4.451cm" draw:start-shape="id10" draw:start-glue-point="4" draw:end-shape="id14" draw:end-glue-point="6" svg:d="m3605 4701c0-238 1073-198 1403-201s-83-49 2392-49" svg:viewBox="0 0 3796 251">
          <text:p/>
        </draw:connector>
        <draw:connector draw:style-name="gr2" draw:text-style-name="P1" draw:layer="layout" draw:type="curve" svg:x1="3.605cm" svg:y1="5.701cm" svg:x2="5cm" svg:y2="6.051cm" draw:start-shape="id10" draw:start-glue-point="8" draw:end-shape="id11" draw:end-glue-point="6" svg:d="m3605 5701c0 234 465 350 1395 350" svg:viewBox="0 0 1396 351">
          <text:p/>
        </draw:connector>
        <draw:custom-shape draw:style-name="gr7" draw:text-style-name="P2" xml:id="id16" draw:id="id16" draw:layer="layout" svg:width="1.1cm" svg:height="1.1cm" svg:x="1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5cm" svg:y1="4.901cm" svg:x2="11.55cm" svg:y2="5.501cm" draw:start-shape="id15" draw:start-glue-point="8" draw:end-shape="id16" draw:end-glue-point="4" svg:d="m11550 4901v600" svg:viewBox="0 0 1 601">
          <text:p/>
        </draw:connector>
        <draw:connector draw:style-name="gr2" draw:text-style-name="P1" draw:layer="layout" svg:x1="10.1cm" svg:y1="6.051cm" svg:x2="11cm" svg:y2="6.051cm" draw:start-shape="id13" draw:start-glue-point="10" draw:end-shape="id16" draw:end-glue-point="6" svg:d="m10100 6051h900" svg:viewBox="0 0 901 1">
          <text:p/>
        </draw:connector>
        <draw:frame draw:style-name="gr5" draw:text-style-name="P3" draw:layer="layout" svg:width="0.769cm" svg:height="0.831cm" svg:x="11.402cm" svg:y="4.672cm">
          <draw:text-box>
            <text:p><text:span text:style-name="T2">ε</text:span></text:p>
          </draw:text-box>
        </draw:frame>
        <draw:connector draw:style-name="gr2" draw:text-style-name="P1" draw:layer="layout" svg:x1="0.072cm" svg:y1="5.204cm" svg:x2="0.971cm" svg:y2="5.201cm" draw:end-shape="id9" draw:end-glue-point="6" svg:d="m72 5204h199v-3h700" svg:viewBox="0 0 900 4">
          <text:p/>
        </draw:connector>
        <draw:custom-shape draw:style-name="gr1" draw:text-style-name="P2" xml:id="id17" draw:id="id17" draw:layer="layout" svg:width="1.029cm" svg:height="1cm" svg:x="0.972cm" svg:y="8.0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991cm" svg:height="1cm" svg:x="3.11cm" svg:y="8.0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9cm" svg:height="0.9cm" svg:x="5.001cm" svg:y="8.901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9cm" svg:height="0.9cm" svg:x="9.201cm" svg:y="7.301cm">
          <text:p text:style-name="P1"><text:span text:style-name="T1">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9cm" svg:height="0.9cm" svg:x="11.101cm" svg:y="7.3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9cm" svg:height="0.9cm" svg:x="7.301cm" svg:y="8.901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9cm" svg:height="0.9cm" svg:x="9.201cm" svg:y="8.901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01cm" svg:y="8.9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8.501cm" svg:x2="3.11cm" svg:y2="8.501cm" draw:start-shape="id17" draw:start-glue-point="10" draw:end-shape="id18" draw:end-glue-point="6" svg:d="m2001 8501h1109" svg:viewBox="0 0 1110 1">
          <text:p/>
        </draw:connector>
        <draw:connector draw:style-name="gr2" draw:text-style-name="P1" draw:layer="layout" svg:x1="10.101cm" svg:y1="7.751cm" svg:x2="11.101cm" svg:y2="7.751cm" svg:d="m10101 7751h1000" svg:viewBox="0 0 1001 1">
          <text:p/>
        </draw:connector>
        <draw:connector draw:style-name="gr2" draw:text-style-name="P1" draw:layer="layout" svg:x1="5.901cm" svg:y1="9.351cm" svg:x2="7.301cm" svg:y2="9.351cm" draw:start-shape="id19" draw:start-glue-point="10" draw:end-shape="id20" draw:end-glue-point="6" svg:d="m5901 9351h1400" svg:viewBox="0 0 1401 1">
          <text:p/>
        </draw:connector>
        <draw:connector draw:style-name="gr2" draw:text-style-name="P1" draw:layer="layout" svg:x1="8.201cm" svg:y1="9.351cm" svg:x2="9.201cm" svg:y2="9.351cm" draw:start-shape="id20" draw:start-glue-point="10" draw:end-shape="id21" draw:end-glue-point="6" svg:d="m8201 9351h1000" svg:viewBox="0 0 1001 1">
          <text:p/>
        </draw:connector>
        <draw:frame draw:style-name="gr3" draw:text-style-name="P3" draw:layer="layout" svg:width="0.769cm" svg:height="0.831cm" svg:x="1.901cm" svg:y="7.901cm">
          <draw:text-box>
            <text:p><text:span text:style-name="T2">ε</text:span></text:p>
          </draw:text-box>
        </draw:frame>
        <draw:frame draw:style-name="gr5" draw:text-style-name="P3" draw:layer="layout" svg:width="3.575cm" svg:height="0.831cm" svg:x="4.301cm" svg:y="7.17cm">
          <draw:text-box>
            <text:p><text:span text:style-name="T2">(b+ε)(b+ε)a</text:span></text:p>
          </draw:text-box>
        </draw:frame>
        <draw:frame draw:style-name="gr5" draw:text-style-name="P3" draw:layer="layout" svg:width="0.807cm" svg:height="0.831cm" svg:x="9.902cm" svg:y="7.171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3.702cm" svg:y="9.071cm">
          <draw:text-box>
            <text:p><text:span text:style-name="T2">a</text:span></text:p>
          </draw:text-box>
        </draw:frame>
        <draw:frame draw:style-name="gr5" draw:text-style-name="P3" draw:layer="layout" svg:width="1.488cm" svg:height="0.831cm" svg:x="5.602cm" svg:y="8.771cm">
          <draw:text-box>
            <text:p><text:span text:style-name="T2">a+ε</text:span></text:p>
          </draw:text-box>
        </draw:frame>
        <draw:frame draw:style-name="gr5" draw:text-style-name="P3" draw:layer="layout" svg:width="0.807cm" svg:height="0.831cm" svg:x="8.102cm" svg:y="8.671cm">
          <draw:text-box>
            <text:p><text:span text:style-name="T2">a</text:span></text:p>
          </draw:text-box>
        </draw:frame>
        <draw:frame draw:style-name="gr5" draw:text-style-name="P3" draw:layer="layout" svg:width="0.769cm" svg:height="0.831cm" svg:x="10.002cm" svg:y="8.671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 -0.29cm" svg:x1="11.232cm" svg:y1="7.432cm" svg:x2="12.001cm" svg:y2="7.751cm" svg:d="m11232 7432c0-591 491-492 763-265s324 584 6 584" svg:viewBox="0 0 989 762">
          <text:p/>
        </draw:connector>
        <draw:connector draw:style-name="gr2" draw:text-style-name="P1" draw:layer="layout" draw:type="curve" draw:line-skew="0.288cm" svg:x1="3.606cm" svg:y1="8.001cm" svg:x2="9.201cm" svg:y2="7.751cm" draw:start-shape="id18" draw:start-glue-point="4" draw:end-shape="id22" draw:end-glue-point="6" svg:d="m3606 8001c0-319 1522-266 1965-248s-195-2 3630-2" svg:viewBox="0 0 5596 263">
          <text:p/>
        </draw:connector>
        <draw:connector draw:style-name="gr2" draw:text-style-name="P1" draw:layer="layout" draw:type="curve" svg:x1="3.606cm" svg:y1="9.001cm" svg:x2="5.001cm" svg:y2="9.351cm" draw:start-shape="id18" draw:start-glue-point="8" draw:end-shape="id19" draw:end-glue-point="6" svg:d="m3606 9001c0 234 465 350 1395 350" svg:viewBox="0 0 1396 351">
          <text:p/>
        </draw:connector>
        <draw:custom-shape draw:style-name="gr7" draw:text-style-name="P2" xml:id="id24" draw:id="id24" draw:layer="layout" svg:width="1.1cm" svg:height="1.1cm" svg:x="11.0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51cm" svg:y1="8.201cm" svg:x2="11.551cm" svg:y2="8.801cm" draw:start-shape="id23" draw:start-glue-point="8" draw:end-shape="id24" draw:end-glue-point="4" svg:d="m11551 8201v600" svg:viewBox="0 0 1 601">
          <text:p/>
        </draw:connector>
        <draw:connector draw:style-name="gr2" draw:text-style-name="P1" draw:layer="layout" svg:x1="10.101cm" svg:y1="9.351cm" svg:x2="11.001cm" svg:y2="9.351cm" draw:start-shape="id21" draw:start-glue-point="10" draw:end-shape="id24" draw:end-glue-point="6" svg:d="m10101 9351h900" svg:viewBox="0 0 901 1">
          <text:p/>
        </draw:connector>
        <draw:frame draw:style-name="gr5" draw:text-style-name="P3" draw:layer="layout" svg:width="0.769cm" svg:height="0.831cm" svg:x="11.403cm" svg:y="7.972cm">
          <draw:text-box>
            <text:p><text:span text:style-name="T2">ε</text:span></text:p>
          </draw:text-box>
        </draw:frame>
        <draw:connector draw:style-name="gr2" draw:text-style-name="P1" draw:layer="layout" svg:x1="0.073cm" svg:y1="8.504cm" svg:x2="0.972cm" svg:y2="8.501cm" draw:end-shape="id17" draw:end-glue-point="6" svg:d="m73 8504h199v-3h700" svg:viewBox="0 0 900 4">
          <text:p/>
        </draw:connector>
        <draw:frame draw:style-name="gr6" draw:text-style-name="P3" draw:layer="layout" svg:width="0.815cm" svg:height="0.831cm" svg:x="11.702cm" svg:y="6.502cm">
          <draw:text-box>
            <text:p><text:span text:style-name="T2">b</text:span></text:p>
          </draw:text-box>
        </draw:frame>
        <draw:custom-shape draw:style-name="gr1" draw:text-style-name="P2" xml:id="id25" draw:id="id25" draw:layer="layout" svg:width="1.029cm" svg:height="1cm" svg:x="0.972cm" svg:y="11.3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991cm" svg:height="1cm" svg:x="3.11cm" svg:y="11.3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9cm" svg:height="0.9cm" svg:x="5.001cm" svg:y="12.201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9cm" svg:height="0.9cm" svg:x="11.101cm" svg:y="10.6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9cm" svg:height="0.9cm" svg:x="7.301cm" svg:y="12.201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9cm" svg:height="0.9cm" svg:x="9.201cm" svg:y="12.201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01cm" svg:y="12.2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11.801cm" svg:x2="3.11cm" svg:y2="11.801cm" draw:start-shape="id25" draw:start-glue-point="10" draw:end-shape="id26" draw:end-glue-point="6" svg:d="m2001 11801h1109" svg:viewBox="0 0 1110 1">
          <text:p/>
        </draw:connector>
        <draw:connector draw:style-name="gr2" draw:text-style-name="P1" draw:layer="layout" svg:x1="5.901cm" svg:y1="12.651cm" svg:x2="7.301cm" svg:y2="12.651cm" draw:start-shape="id27" draw:start-glue-point="10" draw:end-shape="id28" draw:end-glue-point="6" svg:d="m5901 12651h1400" svg:viewBox="0 0 1401 1">
          <text:p/>
        </draw:connector>
        <draw:connector draw:style-name="gr2" draw:text-style-name="P1" draw:layer="layout" svg:x1="8.201cm" svg:y1="12.651cm" svg:x2="9.201cm" svg:y2="12.651cm" draw:start-shape="id28" draw:start-glue-point="10" draw:end-shape="id29" draw:end-glue-point="6" svg:d="m8201 12651h1000" svg:viewBox="0 0 1001 1">
          <text:p/>
        </draw:connector>
        <draw:frame draw:style-name="gr3" draw:text-style-name="P3" draw:layer="layout" svg:width="0.769cm" svg:height="0.831cm" svg:x="1.901cm" svg:y="11.201cm">
          <draw:text-box>
            <text:p><text:span text:style-name="T2">ε</text:span></text:p>
          </draw:text-box>
        </draw:frame>
        <draw:frame draw:style-name="gr5" draw:text-style-name="P3" draw:layer="layout" svg:width="3.88cm" svg:height="0.831cm" svg:x="4.301cm" svg:y="10.47cm">
          <draw:text-box>
            <text:p><text:span text:style-name="T2">(b+ε)(b+ε)aa</text:span></text:p>
          </draw:text-box>
        </draw:frame>
        <draw:frame draw:style-name="gr5" draw:text-style-name="P3" draw:layer="layout" svg:width="0.807cm" svg:height="0.831cm" svg:x="3.702cm" svg:y="12.371cm">
          <draw:text-box>
            <text:p><text:span text:style-name="T2">a</text:span></text:p>
          </draw:text-box>
        </draw:frame>
        <draw:frame draw:style-name="gr5" draw:text-style-name="P3" draw:layer="layout" svg:width="1.488cm" svg:height="0.831cm" svg:x="5.602cm" svg:y="12.071cm">
          <draw:text-box>
            <text:p><text:span text:style-name="T2">a+ε</text:span></text:p>
          </draw:text-box>
        </draw:frame>
        <draw:frame draw:style-name="gr5" draw:text-style-name="P3" draw:layer="layout" svg:width="0.807cm" svg:height="0.831cm" svg:x="8.102cm" svg:y="11.971cm">
          <draw:text-box>
            <text:p><text:span text:style-name="T2">a</text:span></text:p>
          </draw:text-box>
        </draw:frame>
        <draw:frame draw:style-name="gr5" draw:text-style-name="P3" draw:layer="layout" svg:width="0.769cm" svg:height="0.831cm" svg:x="10.002cm" svg:y="11.971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 -0.29cm" svg:x1="11.232cm" svg:y1="10.732cm" svg:x2="12.001cm" svg:y2="11.051cm" svg:d="m11232 10732c0-591 491-492 763-265s324 584 6 584" svg:viewBox="0 0 989 762">
          <text:p/>
        </draw:connector>
        <draw:connector draw:style-name="gr2" draw:text-style-name="P1" draw:layer="layout" draw:type="curve" draw:line-skew="0.288cm" svg:x1="3.606cm" svg:y1="11.301cm" svg:x2="11.101cm" svg:y2="11.051cm" draw:start-shape="id26" draw:start-glue-point="4" draw:end-shape="id30" draw:end-glue-point="6" svg:d="m3606 11301c0-319 1998-266 2559-248s-314-2 4936-2" svg:viewBox="0 0 7496 263">
          <text:p/>
        </draw:connector>
        <draw:connector draw:style-name="gr2" draw:text-style-name="P1" draw:layer="layout" draw:type="curve" svg:x1="3.606cm" svg:y1="12.301cm" svg:x2="5.001cm" svg:y2="12.651cm" draw:start-shape="id26" draw:start-glue-point="8" draw:end-shape="id27" draw:end-glue-point="6" svg:d="m3606 12301c0 234 465 350 1395 350" svg:viewBox="0 0 1396 351">
          <text:p/>
        </draw:connector>
        <draw:custom-shape draw:style-name="gr7" draw:text-style-name="P2" draw:layer="layout" svg:width="1.1cm" svg:height="1.1cm" svg:x="11.0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51cm" svg:y1="11.501cm" svg:x2="11.551cm" svg:y2="12.201cm" draw:start-shape="id30" draw:start-glue-point="8" svg:d="m11551 11501v700" svg:viewBox="0 0 1 701">
          <text:p/>
        </draw:connector>
        <draw:connector draw:style-name="gr2" draw:text-style-name="P1" draw:layer="layout" svg:x1="10.101cm" svg:y1="12.651cm" svg:x2="11.001cm" svg:y2="12.751cm" draw:start-shape="id29" draw:start-glue-point="10" svg:d="m10101 12651h701v100h199" svg:viewBox="0 0 901 101">
          <text:p/>
        </draw:connector>
        <draw:frame draw:style-name="gr5" draw:text-style-name="P3" draw:layer="layout" svg:width="0.769cm" svg:height="0.831cm" svg:x="11.403cm" svg:y="11.272cm">
          <draw:text-box>
            <text:p><text:span text:style-name="T2">ε</text:span></text:p>
          </draw:text-box>
        </draw:frame>
        <draw:connector draw:style-name="gr2" draw:text-style-name="P1" draw:layer="layout" svg:x1="0.073cm" svg:y1="11.804cm" svg:x2="0.972cm" svg:y2="11.801cm" draw:end-shape="id25" draw:end-glue-point="6" svg:d="m73 11804h199v-3h700" svg:viewBox="0 0 900 4">
          <text:p/>
        </draw:connector>
        <draw:frame draw:style-name="gr6" draw:text-style-name="P3" draw:layer="layout" svg:width="0.815cm" svg:height="0.831cm" svg:x="11.702cm" svg:y="9.802cm">
          <draw:text-box>
            <text:p><text:span text:style-name="T2">b</text:span></text:p>
          </draw:text-box>
        </draw:frame>
        <draw:custom-shape draw:style-name="gr1" draw:text-style-name="P2" xml:id="id31" draw:id="id31" draw:layer="layout" svg:width="1.029cm" svg:height="1cm" svg:x="0.972cm" svg:y="14.501cm">
          <text:p text:style-name="P1"><text:span text:style-name="T1">q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991cm" svg:height="1cm" svg:x="3.11cm" svg:y="14.501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9cm" svg:height="0.9cm" svg:x="11.101cm" svg:y="13.801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9cm" svg:height="0.9cm" svg:x="7.301cm" svg:y="15.401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9cm" svg:height="0.9cm" svg:x="9.201cm" svg:y="15.401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11.101cm" svg:y="15.401cm">
          <text:p text:style-name="P1"><text:span text:style-name="T1">q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001cm" svg:y1="15.001cm" svg:x2="3.11cm" svg:y2="15.001cm" draw:start-shape="id31" draw:start-glue-point="10" draw:end-shape="id32" draw:end-glue-point="6" svg:d="m2001 15001h1109" svg:viewBox="0 0 1110 1">
          <text:p/>
        </draw:connector>
        <draw:connector draw:style-name="gr2" draw:text-style-name="P1" draw:layer="layout" svg:x1="8.201cm" svg:y1="15.851cm" svg:x2="9.201cm" svg:y2="15.851cm" draw:start-shape="id33" draw:start-glue-point="10" draw:end-shape="id34" draw:end-glue-point="6" svg:d="m8201 15851h1000" svg:viewBox="0 0 1001 1">
          <text:p/>
        </draw:connector>
        <draw:frame draw:style-name="gr3" draw:text-style-name="P3" draw:layer="layout" svg:width="0.769cm" svg:height="0.831cm" svg:x="1.901cm" svg:y="14.401cm">
          <draw:text-box>
            <text:p><text:span text:style-name="T2">ε</text:span></text:p>
          </draw:text-box>
        </draw:frame>
        <draw:frame draw:style-name="gr5" draw:text-style-name="P3" draw:layer="layout" svg:width="3.88cm" svg:height="0.831cm" svg:x="4.301cm" svg:y="13.67cm">
          <draw:text-box>
            <text:p><text:span text:style-name="T2">(b+ε)(b+ε)aa</text:span></text:p>
          </draw:text-box>
        </draw:frame>
        <draw:frame draw:style-name="gr5" draw:text-style-name="P3" draw:layer="layout" svg:width="2.183cm" svg:height="0.831cm" svg:x="3.702cm" svg:y="15.671cm">
          <draw:text-box>
            <text:p><text:span text:style-name="T2">a(a+ε)</text:span></text:p>
          </draw:text-box>
        </draw:frame>
        <draw:frame draw:style-name="gr5" draw:text-style-name="P3" draw:layer="layout" svg:width="0.807cm" svg:height="0.831cm" svg:x="8.102cm" svg:y="15.171cm">
          <draw:text-box>
            <text:p><text:span text:style-name="T2">a</text:span></text:p>
          </draw:text-box>
        </draw:frame>
        <draw:frame draw:style-name="gr5" draw:text-style-name="P3" draw:layer="layout" svg:width="0.769cm" svg:height="0.831cm" svg:x="10.002cm" svg:y="15.171cm">
          <draw:text-box>
            <text:p><text:span text:style-name="T2">ε</text:span></text:p>
          </draw:text-box>
        </draw:frame>
        <draw:connector draw:style-name="gr2" draw:text-style-name="P1" draw:layer="layout" draw:type="curve" draw:line-skew="0.238cm -0.29cm" svg:x1="11.232cm" svg:y1="13.932cm" svg:x2="12.001cm" svg:y2="14.251cm" svg:d="m11232 13932c0-591 491-492 763-265s324 584 6 584" svg:viewBox="0 0 989 762">
          <text:p/>
        </draw:connector>
        <draw:connector draw:style-name="gr2" draw:text-style-name="P1" draw:layer="layout" draw:type="curve" draw:line-skew="0.288cm" svg:x1="3.606cm" svg:y1="14.501cm" svg:x2="11.101cm" svg:y2="14.251cm" draw:start-shape="id32" draw:start-glue-point="4" draw:end-shape="id35" draw:end-glue-point="6" svg:d="m3606 14501c0-319 1998-266 2559-248s-314-2 4936-2" svg:viewBox="0 0 7496 263">
          <text:p/>
        </draw:connector>
        <draw:connector draw:style-name="gr2" draw:text-style-name="P1" draw:layer="layout" draw:type="curve" draw:line-skew="-0.191cm" svg:x1="3.606cm" svg:y1="15.501cm" svg:x2="7.301cm" svg:y2="15.851cm" draw:start-shape="id32" draw:start-glue-point="8" draw:end-shape="id33" draw:end-glue-point="6" svg:d="m3606 15501c0 466 1048 388 1372 359s-77-9 2323-9" svg:viewBox="0 0 3696 383">
          <text:p/>
        </draw:connector>
        <draw:custom-shape draw:style-name="gr7" draw:text-style-name="P2" xml:id="id36" draw:id="id36" draw:layer="layout" svg:width="1.1cm" svg:height="1.1cm" svg:x="11.0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51cm" svg:y1="14.701cm" svg:x2="11.551cm" svg:y2="15.301cm" draw:start-shape="id35" draw:start-glue-point="8" draw:end-shape="id36" draw:end-glue-point="4" svg:d="m11551 14701v600" svg:viewBox="0 0 1 601">
          <text:p/>
        </draw:connector>
        <draw:connector draw:style-name="gr2" draw:text-style-name="P1" draw:layer="layout" svg:x1="10.101cm" svg:y1="15.851cm" svg:x2="11.001cm" svg:y2="15.851cm" draw:start-shape="id34" draw:start-glue-point="10" draw:end-shape="id36" draw:end-glue-point="6" svg:d="m10101 15851h900" svg:viewBox="0 0 901 1">
          <text:p/>
        </draw:connector>
        <draw:frame draw:style-name="gr5" draw:text-style-name="P3" draw:layer="layout" svg:width="0.769cm" svg:height="0.831cm" svg:x="11.403cm" svg:y="14.472cm">
          <draw:text-box>
            <text:p><text:span text:style-name="T2">ε</text:span></text:p>
          </draw:text-box>
        </draw:frame>
        <draw:connector draw:style-name="gr2" draw:text-style-name="P1" draw:layer="layout" svg:x1="0.073cm" svg:y1="15.004cm" svg:x2="0.972cm" svg:y2="15.001cm" draw:end-shape="id31" draw:end-glue-point="6" svg:d="m73 15004h199v-3h700" svg:viewBox="0 0 900 4">
          <text:p/>
        </draw:connector>
        <draw:frame draw:style-name="gr6" draw:text-style-name="P3" draw:layer="layout" svg:width="0.815cm" svg:height="0.831cm" svg:x="11.702cm" svg:y="13.002cm">
          <draw:text-box>
            <text:p><text:span text:style-name="T2">b</text:span></text:p>
          </draw:text-box>
        </draw:frame>
        <draw:connector draw:style-name="gr8" draw:text-style-name="P1" draw:layer="layout" draw:type="curve" svg:x1="9.331cm" svg:y1="3.069cm" svg:x2="9.969cm" svg:y2="3.069cm" draw:start-shape="id5" draw:start-glue-point="7" draw:end-shape="id5" draw:end-glue-point="9" svg:d="m9331 3069c0 949 638 949 638 0" svg:viewBox="0 0 639 713">
          <text:p/>
        </draw:connector>
        <draw:connector draw:style-name="gr8" draw:text-style-name="P1" draw:layer="layout" draw:type="curve" svg:x1="9.331cm" svg:y1="6.37cm" svg:x2="9.969cm" svg:y2="6.37cm" draw:start-shape="id13" draw:start-glue-point="7" draw:end-shape="id13" draw:end-glue-point="9" svg:d="m9331 6370c0 949 638 949 638 0" svg:viewBox="0 0 639 713">
          <text:p/>
        </draw:connector>
        <draw:connector draw:style-name="gr8" draw:text-style-name="P1" draw:layer="layout" draw:type="curve" svg:x1="9.332cm" svg:y1="9.67cm" svg:x2="9.97cm" svg:y2="9.67cm" draw:start-shape="id21" draw:start-glue-point="7" draw:end-shape="id21" draw:end-glue-point="9" svg:d="m9332 9670c0 949 638 949 638 0" svg:viewBox="0 0 639 713">
          <text:p/>
        </draw:connector>
        <draw:connector draw:style-name="gr9" draw:text-style-name="P1" draw:layer="layout" draw:type="curve" svg:x1="9.332cm" svg:y1="12.97cm" svg:x2="9.97cm" svg:y2="12.97cm" draw:start-shape="id29" draw:start-glue-point="7" draw:end-shape="id29" draw:end-glue-point="9" svg:d="m9332 12970c0 949 638 949 638 0" svg:viewBox="0 0 639 713">
          <text:p/>
        </draw:connector>
        <draw:connector draw:style-name="gr8" draw:text-style-name="P1" draw:layer="layout" draw:type="curve" svg:x1="9.332cm" svg:y1="16.17cm" svg:x2="9.97cm" svg:y2="16.17cm" draw:start-shape="id34" draw:start-glue-point="7" draw:end-shape="id34" draw:end-glue-point="9" svg:d="m9332 16170c0 949 638 949 638 0" svg:viewBox="0 0 639 713">
          <text:p/>
        </draw:connector>
        <draw:frame draw:style-name="gr5" draw:text-style-name="P3" draw:layer="layout" svg:width="0.807cm" svg:height="0.831cm" svg:x="8.803cm" svg:y="2.772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8.804cm" svg:y="6.173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8.805cm" svg:y="9.474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8.806cm" svg:y="12.775cm">
          <draw:text-box>
            <text:p><text:span text:style-name="T2">a</text:span></text:p>
          </draw:text-box>
        </draw:frame>
        <draw:frame draw:style-name="gr5" draw:text-style-name="P3" draw:layer="layout" svg:width="0.807cm" svg:height="0.831cm" svg:x="8.807cm" svg:y="15.976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1" svg:font-family="'Nimbus Sans L'" style:font-family-generic="swiss" style:font-pitch="variable"/>
    <style:font-face style:name="DejaVu Sans3" svg:font-family="'DejaVu Sans'" style:font-family-generic="system" style:font-pitch="variable"/>
  </office:font-face-decls>
  <office:styles>
    <draw:marker draw:name="Arrow" svg:viewBox="0 0 20 30" svg:d="m10 0-10 30h20z"/>
    <draw:marker draw:name="Linienende_20_1" draw:display-name="Linienende 1" svg:viewBox="0 0 1131 902" svg:d="m564 0-564 902h1131z"/>
    <draw:marker draw:name="Linienende_20_2" draw:display-name="Linienende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5T20:24:16.572706325</meta:creation-date>
    <dc:date>2013-12-06T11:57:25.489750286</dc:date>
    <meta:editing-duration>PT15M8S</meta:editing-duration>
    <meta:editing-cycles>4</meta:editing-cycles>
    <meta:generator>LibreOffice/4.1.3.2$Linux_X86_64 LibreOffice_project/410m0$Build-2</meta:generator>
    <meta:document-statistic meta:object-count="150"/>
  </office:meta>
</office:document-meta>
</file>